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adc2" officeooo:paragraph-rsid="001badc2"/>
    </style:style>
    <style:style style:name="P2" style:family="paragraph" style:parent-style-name="Standard">
      <style:text-properties officeooo:rsid="001c299d" officeooo:paragraph-rsid="001c299d"/>
    </style:style>
    <style:style style:name="P3" style:family="paragraph" style:parent-style-name="Standard" style:list-style-name="L1">
      <style:text-properties officeooo:rsid="001c299d" officeooo:paragraph-rsid="001c299d"/>
    </style:style>
    <style:style style:name="P4" style:family="paragraph" style:parent-style-name="Standard" style:list-style-name="L1">
      <style:text-properties officeooo:rsid="001d5634" officeooo:paragraph-rsid="001d5634"/>
    </style:style>
    <style:style style:name="P5" style:family="paragraph" style:parent-style-name="Standard" style:list-style-name="L1">
      <style:text-properties officeooo:rsid="001f18ee" officeooo:paragraph-rsid="001f18ee"/>
    </style:style>
    <style:style style:name="P6" style:family="paragraph" style:parent-style-name="Standard" style:list-style-name="L1">
      <style:text-properties officeooo:rsid="0020c449" officeooo:paragraph-rsid="0020c449"/>
    </style:style>
    <style:style style:name="P7" style:family="paragraph" style:parent-style-name="Standard" style:list-style-name="L1">
      <style:text-properties officeooo:rsid="0024530c" officeooo:paragraph-rsid="0024530c"/>
    </style:style>
    <style:style style:name="P8" style:family="paragraph" style:parent-style-name="Standard" style:list-style-name="L1">
      <style:text-properties officeooo:rsid="00246502" officeooo:paragraph-rsid="00246502"/>
    </style:style>
    <style:style style:name="P9" style:family="paragraph" style:parent-style-name="Standard" style:list-style-name="L1">
      <style:text-properties officeooo:rsid="0024a410" officeooo:paragraph-rsid="0024a410"/>
    </style:style>
    <style:style style:name="P10" style:family="paragraph" style:parent-style-name="Standard" style:list-style-name="L1">
      <style:text-properties officeooo:rsid="002577cc" officeooo:paragraph-rsid="002577cc"/>
    </style:style>
    <style:style style:name="P11" style:family="paragraph" style:parent-style-name="Standard" style:list-style-name="L1">
      <style:text-properties officeooo:rsid="0027300e" officeooo:paragraph-rsid="0027300e"/>
    </style:style>
    <style:style style:name="P12" style:family="paragraph" style:parent-style-name="Standard" style:list-style-name="L1">
      <style:text-properties officeooo:rsid="002a2bc8" officeooo:paragraph-rsid="002a2bc8"/>
    </style:style>
    <style:style style:name="P13" style:family="paragraph" style:parent-style-name="Standard" style:list-style-name="L1">
      <style:text-properties officeooo:rsid="002abfa8" officeooo:paragraph-rsid="002abfa8"/>
    </style:style>
    <style:style style:name="P14" style:family="paragraph" style:parent-style-name="Standard" style:list-style-name="L1">
      <style:text-properties officeooo:rsid="002f8bf9" officeooo:paragraph-rsid="002f8bf9"/>
    </style:style>
    <style:style style:name="P15" style:family="paragraph" style:parent-style-name="Standard" style:list-style-name="L1">
      <style:text-properties officeooo:rsid="003171f9" officeooo:paragraph-rsid="003171f9"/>
    </style:style>
    <style:style style:name="P16" style:family="paragraph" style:parent-style-name="Standard" style:list-style-name="L1">
      <style:text-properties officeooo:rsid="0031a46c" officeooo:paragraph-rsid="0031a46c"/>
    </style:style>
    <style:style style:name="P17" style:family="paragraph" style:parent-style-name="Standard" style:list-style-name="L1">
      <style:text-properties officeooo:rsid="0035e679" officeooo:paragraph-rsid="0035e679"/>
    </style:style>
    <style:style style:name="P18" style:family="paragraph" style:parent-style-name="Standard" style:list-style-name="L1">
      <style:text-properties officeooo:rsid="0039bdab" officeooo:paragraph-rsid="0039bdab"/>
    </style:style>
    <style:style style:name="P19" style:family="paragraph" style:parent-style-name="Standard" style:list-style-name="L1">
      <style:text-properties officeooo:rsid="003ba1bc" officeooo:paragraph-rsid="003ba1bc"/>
    </style:style>
    <style:style style:name="P20" style:family="paragraph" style:parent-style-name="Standard" style:list-style-name="L1">
      <style:text-properties officeooo:rsid="003c30dd" officeooo:paragraph-rsid="003c30dd"/>
    </style:style>
    <style:style style:name="P21" style:family="paragraph" style:parent-style-name="Standard" style:list-style-name="L1">
      <style:text-properties officeooo:rsid="003d9bfd" officeooo:paragraph-rsid="003d9bfd"/>
    </style:style>
    <style:style style:name="P22" style:family="paragraph" style:parent-style-name="Standard" style:list-style-name="L1">
      <style:text-properties officeooo:rsid="003e8ee9" officeooo:paragraph-rsid="003e8ee9"/>
    </style:style>
    <style:style style:name="P23" style:family="paragraph" style:parent-style-name="Standard" style:list-style-name="L1">
      <style:text-properties officeooo:rsid="003f431d" officeooo:paragraph-rsid="003f431d"/>
    </style:style>
    <style:style style:name="P24" style:family="paragraph" style:parent-style-name="Standard" style:list-style-name="L1">
      <style:text-properties officeooo:rsid="0042795c" officeooo:paragraph-rsid="0042795c"/>
    </style:style>
    <style:style style:name="P25" style:family="paragraph" style:parent-style-name="Standard" style:list-style-name="L1">
      <style:text-properties officeooo:rsid="00446885" officeooo:paragraph-rsid="00446885"/>
    </style:style>
    <style:style style:name="P26" style:family="paragraph" style:parent-style-name="Standard" style:list-style-name="L1">
      <style:text-properties officeooo:rsid="004709b8" officeooo:paragraph-rsid="004709b8"/>
    </style:style>
    <style:style style:name="P27" style:family="paragraph" style:parent-style-name="Standard" style:list-style-name="L1">
      <style:text-properties officeooo:rsid="0048d819" officeooo:paragraph-rsid="0048d819"/>
    </style:style>
    <style:style style:name="P28" style:family="paragraph" style:parent-style-name="Standard" style:list-style-name="L1">
      <style:text-properties officeooo:rsid="004a798c" officeooo:paragraph-rsid="004a798c"/>
    </style:style>
    <style:style style:name="P29" style:family="paragraph" style:parent-style-name="Standard" style:list-style-name="L1">
      <style:text-properties officeooo:rsid="004bcf41" officeooo:paragraph-rsid="004bcf41"/>
    </style:style>
    <style:style style:name="P30" style:family="paragraph" style:parent-style-name="Standard" style:list-style-name="L1">
      <style:text-properties officeooo:rsid="004c5308" officeooo:paragraph-rsid="004c5308"/>
    </style:style>
    <style:style style:name="P31" style:family="paragraph" style:parent-style-name="Standard" style:list-style-name="L1">
      <style:text-properties officeooo:rsid="004e23ab" officeooo:paragraph-rsid="004e23ab"/>
    </style:style>
    <style:style style:name="P32" style:family="paragraph" style:parent-style-name="Standard" style:list-style-name="L1">
      <style:text-properties officeooo:rsid="004ea330" officeooo:paragraph-rsid="004ea330"/>
    </style:style>
    <style:style style:name="P33" style:family="paragraph" style:parent-style-name="Standard" style:list-style-name="L1">
      <style:text-properties officeooo:rsid="004f1638" officeooo:paragraph-rsid="004f1638"/>
    </style:style>
    <style:style style:name="P34" style:family="paragraph" style:parent-style-name="Standard" style:list-style-name="L1">
      <style:text-properties officeooo:rsid="00501e65" officeooo:paragraph-rsid="00501e65"/>
    </style:style>
    <style:style style:name="P35" style:family="paragraph" style:parent-style-name="Standard" style:list-style-name="L1">
      <style:text-properties officeooo:rsid="00521131" officeooo:paragraph-rsid="00521131"/>
    </style:style>
    <style:style style:name="P36" style:family="paragraph" style:parent-style-name="Standard" style:list-style-name="L1">
      <style:text-properties officeooo:rsid="00532d14" officeooo:paragraph-rsid="00532d14"/>
    </style:style>
    <style:style style:name="P37" style:family="paragraph" style:parent-style-name="Standard" style:list-style-name="L1">
      <style:text-properties officeooo:rsid="00547a3b" officeooo:paragraph-rsid="00547a3b"/>
    </style:style>
    <style:style style:name="P38" style:family="paragraph" style:parent-style-name="Standard" style:list-style-name="L1">
      <style:text-properties officeooo:rsid="00556f82" officeooo:paragraph-rsid="00556f82"/>
    </style:style>
    <style:style style:name="P39" style:family="paragraph" style:parent-style-name="Standard" style:list-style-name="L1">
      <style:text-properties officeooo:rsid="005a7965" officeooo:paragraph-rsid="005a7965"/>
    </style:style>
    <style:style style:name="P40" style:family="paragraph" style:parent-style-name="Standard" style:list-style-name="L1">
      <style:text-properties officeooo:rsid="00583a23" officeooo:paragraph-rsid="00583a23"/>
    </style:style>
    <style:style style:name="P41" style:family="paragraph" style:parent-style-name="Standard" style:list-style-name="L1">
      <style:text-properties officeooo:rsid="005a3722" officeooo:paragraph-rsid="005a3722"/>
    </style:style>
    <style:style style:name="P42" style:family="paragraph" style:parent-style-name="Standard" style:list-style-name="L1">
      <style:text-properties style:text-underline-style="solid" style:text-underline-type="double" style:text-underline-width="auto" style:text-underline-color="font-color" officeooo:rsid="005b6922" officeooo:paragraph-rsid="005b6922"/>
    </style:style>
    <style:style style:name="P43" style:family="paragraph" style:parent-style-name="Standard" style:list-style-name="L1">
      <style:text-properties style:text-underline-style="none" officeooo:rsid="005ce6c8" officeooo:paragraph-rsid="005ce6c8"/>
    </style:style>
    <style:style style:name="P44" style:family="paragraph" style:parent-style-name="Standard" style:list-style-name="L1">
      <style:text-properties style:text-underline-style="none" officeooo:rsid="005e4336" officeooo:paragraph-rsid="005e4336"/>
    </style:style>
    <style:style style:name="P45" style:family="paragraph" style:parent-style-name="Standard" style:list-style-name="L1">
      <style:text-properties style:text-underline-style="none" officeooo:rsid="005fb767" officeooo:paragraph-rsid="005fb767"/>
    </style:style>
    <style:style style:name="P46" style:family="paragraph" style:parent-style-name="Standard" style:list-style-name="L1">
      <style:text-properties style:text-underline-style="none" officeooo:rsid="005fdfb7" officeooo:paragraph-rsid="005fdfb7"/>
    </style:style>
    <style:style style:name="P47" style:family="paragraph" style:parent-style-name="Standard" style:list-style-name="L1">
      <style:text-properties style:text-underline-style="none" officeooo:rsid="0063596a" officeooo:paragraph-rsid="0063596a"/>
    </style:style>
    <style:style style:name="P48" style:family="paragraph" style:parent-style-name="Standard" style:list-style-name="L1">
      <style:text-properties style:text-underline-style="none" officeooo:rsid="00646076" officeooo:paragraph-rsid="00646076"/>
    </style:style>
    <style:style style:name="P49" style:family="paragraph" style:parent-style-name="Standard" style:list-style-name="L1">
      <style:text-properties style:text-underline-style="none" officeooo:rsid="00656695" officeooo:paragraph-rsid="00656695"/>
    </style:style>
    <style:style style:name="P50" style:family="paragraph" style:parent-style-name="Standard" style:list-style-name="L1">
      <style:text-properties style:text-underline-style="none" officeooo:rsid="006a1b1a" officeooo:paragraph-rsid="006a1b1a"/>
    </style:style>
    <style:style style:name="P51" style:family="paragraph" style:parent-style-name="Standard" style:list-style-name="L1">
      <style:text-properties style:text-underline-style="none" officeooo:rsid="006be9de" officeooo:paragraph-rsid="006be9de"/>
    </style:style>
    <style:style style:name="P52" style:family="paragraph" style:parent-style-name="Standard" style:list-style-name="L1">
      <style:text-properties style:text-underline-style="none" officeooo:rsid="006ea560" officeooo:paragraph-rsid="006ea560"/>
    </style:style>
    <style:style style:name="P53" style:family="paragraph" style:parent-style-name="Standard" style:list-style-name="L1">
      <style:text-properties style:text-underline-style="none" officeooo:rsid="006f3bfa" officeooo:paragraph-rsid="006f3bfa"/>
    </style:style>
    <style:style style:name="P54" style:family="paragraph" style:parent-style-name="Standard" style:list-style-name="L1">
      <style:text-properties style:text-underline-style="none" officeooo:rsid="00709773" officeooo:paragraph-rsid="00709773"/>
    </style:style>
    <style:style style:name="P55" style:family="paragraph" style:parent-style-name="Standard" style:list-style-name="L1">
      <style:text-properties style:text-underline-style="none" officeooo:rsid="007292f7" officeooo:paragraph-rsid="007292f7"/>
    </style:style>
    <style:style style:name="P56" style:family="paragraph" style:parent-style-name="Standard" style:list-style-name="L1">
      <style:text-properties style:text-underline-style="none" officeooo:rsid="007652aa" officeooo:paragraph-rsid="007652aa"/>
    </style:style>
    <style:style style:name="P57" style:family="paragraph" style:parent-style-name="Standard" style:list-style-name="L1">
      <style:text-properties style:text-underline-style="none" officeooo:rsid="0076af00" officeooo:paragraph-rsid="0076af00"/>
    </style:style>
    <style:style style:name="P58" style:family="paragraph" style:parent-style-name="Standard" style:list-style-name="L1">
      <style:text-properties style:text-underline-style="none" officeooo:rsid="0077e7cb" officeooo:paragraph-rsid="0077e7cb"/>
    </style:style>
    <style:style style:name="P59" style:family="paragraph" style:parent-style-name="Standard" style:list-style-name="L1">
      <style:text-properties style:text-underline-style="none" officeooo:rsid="00797164" officeooo:paragraph-rsid="00797164"/>
    </style:style>
    <style:style style:name="P60" style:family="paragraph" style:parent-style-name="Standard" style:list-style-name="L1">
      <style:text-properties style:text-underline-style="none" officeooo:rsid="007a3951" officeooo:paragraph-rsid="007a3951"/>
    </style:style>
    <style:style style:name="P61" style:family="paragraph" style:parent-style-name="Standard" style:list-style-name="L1">
      <style:text-properties style:text-underline-style="none" officeooo:rsid="007bd3fb" officeooo:paragraph-rsid="007bd3fb"/>
    </style:style>
    <style:style style:name="P62" style:family="paragraph" style:parent-style-name="Standard" style:list-style-name="L1">
      <style:text-properties style:text-underline-style="none" officeooo:rsid="007da96f" officeooo:paragraph-rsid="007da96f"/>
    </style:style>
    <style:style style:name="P63" style:family="paragraph" style:parent-style-name="Standard" style:list-style-name="L1">
      <style:text-properties style:text-underline-style="none" officeooo:rsid="007dfc97" officeooo:paragraph-rsid="007dfc97"/>
    </style:style>
    <style:style style:name="P64" style:family="paragraph" style:parent-style-name="Standard" style:list-style-name="L1">
      <style:text-properties style:text-underline-style="none" officeooo:rsid="007f3185" officeooo:paragraph-rsid="007f3185"/>
    </style:style>
    <style:style style:name="P65" style:family="paragraph" style:parent-style-name="Standard" style:list-style-name="L1">
      <style:text-properties style:text-underline-style="none" officeooo:rsid="00810fe5" officeooo:paragraph-rsid="00810fe5"/>
    </style:style>
    <style:style style:name="P66" style:family="paragraph" style:parent-style-name="Standard" style:list-style-name="L1">
      <style:text-properties style:text-underline-style="none" officeooo:rsid="0082600b" officeooo:paragraph-rsid="0082600b"/>
    </style:style>
    <style:style style:name="P67" style:family="paragraph" style:parent-style-name="Standard" style:list-style-name="L1">
      <style:text-properties style:text-underline-style="none" officeooo:rsid="00845cc9" officeooo:paragraph-rsid="00845cc9"/>
    </style:style>
    <style:style style:name="P68" style:family="paragraph" style:parent-style-name="Standard" style:list-style-name="L1">
      <style:text-properties style:text-underline-style="none" officeooo:rsid="00846e59" officeooo:paragraph-rsid="00846e59"/>
    </style:style>
    <style:style style:name="P69" style:family="paragraph" style:parent-style-name="Standard" style:list-style-name="L1">
      <style:text-properties style:text-underline-style="none" officeooo:rsid="0085cfd0" officeooo:paragraph-rsid="0085cfd0"/>
    </style:style>
    <style:style style:name="P70" style:family="paragraph" style:parent-style-name="Standard" style:list-style-name="L1">
      <style:text-properties style:text-underline-style="none" officeooo:rsid="00862edb" officeooo:paragraph-rsid="00862edb"/>
    </style:style>
    <style:style style:name="P71" style:family="paragraph" style:parent-style-name="Standard" style:list-style-name="L1">
      <style:text-properties style:text-underline-style="none" officeooo:rsid="00873660" officeooo:paragraph-rsid="00873660"/>
    </style:style>
    <style:style style:name="P72" style:family="paragraph" style:parent-style-name="Standard" style:list-style-name="L1">
      <style:text-properties style:text-underline-style="none" officeooo:rsid="0087847f" officeooo:paragraph-rsid="0087847f"/>
    </style:style>
    <style:style style:name="P73" style:family="paragraph" style:parent-style-name="Standard" style:list-style-name="L1">
      <style:text-properties style:text-underline-style="none" officeooo:rsid="0088250f" officeooo:paragraph-rsid="0088250f"/>
    </style:style>
    <style:style style:name="P74" style:family="paragraph" style:parent-style-name="Standard" style:list-style-name="L1">
      <style:text-properties style:text-underline-style="none" officeooo:rsid="00888e47" officeooo:paragraph-rsid="00888e47"/>
    </style:style>
    <style:style style:name="P75" style:family="paragraph" style:parent-style-name="Standard" style:list-style-name="L1">
      <style:text-properties style:text-underline-style="none" officeooo:rsid="008a288c" officeooo:paragraph-rsid="008a288c"/>
    </style:style>
    <style:style style:name="P76" style:family="paragraph" style:parent-style-name="Standard" style:list-style-name="L1">
      <style:text-properties style:text-underline-style="none" officeooo:rsid="008d1fcf" officeooo:paragraph-rsid="008d1fcf"/>
    </style:style>
    <style:style style:name="P77" style:family="paragraph" style:parent-style-name="Standard" style:list-style-name="L1">
      <style:text-properties style:text-underline-style="none" officeooo:rsid="008dd23a" officeooo:paragraph-rsid="008dd23a"/>
    </style:style>
    <style:style style:name="P78" style:family="paragraph" style:parent-style-name="Standard" style:list-style-name="L1">
      <style:text-properties style:text-underline-style="none" officeooo:rsid="008e1ddb" officeooo:paragraph-rsid="008e1ddb"/>
    </style:style>
    <style:style style:name="P79" style:family="paragraph" style:parent-style-name="Standard" style:list-style-name="L1">
      <style:text-properties style:text-underline-style="none" officeooo:rsid="00920319" officeooo:paragraph-rsid="00920319"/>
    </style:style>
    <style:style style:name="P80" style:family="paragraph" style:parent-style-name="Standard" style:list-style-name="L1">
      <style:text-properties style:text-underline-style="none" officeooo:rsid="009367d1" officeooo:paragraph-rsid="009367d1"/>
    </style:style>
    <style:style style:name="P81" style:family="paragraph" style:parent-style-name="Standard" style:list-style-name="L1">
      <style:text-properties style:text-underline-style="none" officeooo:rsid="0094a0a1" officeooo:paragraph-rsid="0094a0a1"/>
    </style:style>
    <style:style style:name="P82" style:family="paragraph" style:parent-style-name="Standard" style:list-style-name="L1">
      <style:text-properties style:text-underline-style="none" officeooo:rsid="009c62dc" officeooo:paragraph-rsid="009c62dc"/>
    </style:style>
    <style:style style:name="P83" style:family="paragraph" style:parent-style-name="Standard" style:list-style-name="L1">
      <style:text-properties style:text-underline-style="none" officeooo:rsid="009ea84a" officeooo:paragraph-rsid="009ea84a"/>
    </style:style>
    <style:style style:name="P84" style:family="paragraph" style:parent-style-name="Standard" style:list-style-name="L1">
      <style:text-properties style:text-underline-style="none" officeooo:rsid="00a25ca0" officeooo:paragraph-rsid="00a25ca0"/>
    </style:style>
    <style:style style:name="P85" style:family="paragraph" style:parent-style-name="Standard" style:list-style-name="L1">
      <style:text-properties style:text-underline-style="none" officeooo:rsid="00a2a614" officeooo:paragraph-rsid="00a2a614"/>
    </style:style>
    <style:style style:name="P86" style:family="paragraph" style:parent-style-name="Standard" style:list-style-name="L1">
      <style:text-properties style:text-underline-style="none" officeooo:rsid="00a45563" officeooo:paragraph-rsid="00a45563"/>
    </style:style>
    <style:style style:name="P87" style:family="paragraph" style:parent-style-name="Standard" style:list-style-name="L1">
      <style:text-properties style:text-underline-style="none" officeooo:rsid="00a5214f" officeooo:paragraph-rsid="00a5214f"/>
    </style:style>
    <style:style style:name="P88" style:family="paragraph" style:parent-style-name="Standard" style:list-style-name="L1">
      <style:text-properties style:text-underline-style="none" officeooo:rsid="00aa374c" officeooo:paragraph-rsid="00aa374c"/>
    </style:style>
    <style:style style:name="P89" style:family="paragraph" style:parent-style-name="Standard" style:list-style-name="L1">
      <style:text-properties style:text-underline-style="none" officeooo:rsid="00ac7c6e" officeooo:paragraph-rsid="00ac7c6e"/>
    </style:style>
    <style:style style:name="P90" style:family="paragraph" style:parent-style-name="Standard" style:list-style-name="L1">
      <style:text-properties style:text-underline-style="none" officeooo:rsid="00ae0bff" officeooo:paragraph-rsid="00ae0bff"/>
    </style:style>
    <style:style style:name="P91" style:family="paragraph" style:parent-style-name="Standard" style:list-style-name="L1">
      <style:text-properties style:text-underline-style="none" officeooo:rsid="00af9fb8" officeooo:paragraph-rsid="00af9fb8"/>
    </style:style>
    <style:style style:name="P92" style:family="paragraph" style:parent-style-name="Standard" style:list-style-name="L1">
      <style:text-properties style:text-underline-style="none" officeooo:rsid="00b18b39" officeooo:paragraph-rsid="00b18b39"/>
    </style:style>
    <style:style style:name="P93" style:family="paragraph" style:parent-style-name="Standard" style:list-style-name="L1">
      <style:text-properties style:text-underline-style="none" officeooo:rsid="00b254a0" officeooo:paragraph-rsid="00b254a0"/>
    </style:style>
    <style:style style:name="P94" style:family="paragraph" style:parent-style-name="Standard" style:list-style-name="L1">
      <style:text-properties style:text-underline-style="none" officeooo:rsid="00b38c0b" officeooo:paragraph-rsid="00b38c0b"/>
    </style:style>
    <style:style style:name="P95" style:family="paragraph" style:parent-style-name="Standard" style:list-style-name="L1">
      <style:text-properties style:text-underline-style="none" officeooo:rsid="00b4e6a8" officeooo:paragraph-rsid="00b4e6a8"/>
    </style:style>
    <style:style style:name="P96" style:family="paragraph" style:parent-style-name="Standard" style:list-style-name="L1">
      <style:text-properties style:text-underline-style="none" officeooo:rsid="00b703b1" officeooo:paragraph-rsid="00b703b1"/>
    </style:style>
    <style:style style:name="P97" style:family="paragraph" style:parent-style-name="Standard" style:list-style-name="L1">
      <style:text-properties style:text-underline-style="none" officeooo:rsid="00bcaa6d" officeooo:paragraph-rsid="00bcaa6d"/>
    </style:style>
    <style:style style:name="P98" style:family="paragraph" style:parent-style-name="Standard" style:list-style-name="L1">
      <style:text-properties style:text-underline-style="none" officeooo:rsid="00bd7a57" officeooo:paragraph-rsid="00bd7a57"/>
    </style:style>
    <style:style style:name="P99" style:family="paragraph" style:parent-style-name="Standard" style:list-style-name="L1">
      <style:text-properties style:text-underline-style="none" officeooo:rsid="00c0966d" officeooo:paragraph-rsid="00c0966d"/>
    </style:style>
    <style:style style:name="P100" style:family="paragraph" style:parent-style-name="Standard" style:list-style-name="L1">
      <style:text-properties style:text-underline-style="none" officeooo:rsid="00c1d5a5" officeooo:paragraph-rsid="00c1d5a5"/>
    </style:style>
    <style:style style:name="P101" style:family="paragraph" style:parent-style-name="Standard" style:list-style-name="L1">
      <style:text-properties style:text-underline-style="none" officeooo:rsid="00c27539" officeooo:paragraph-rsid="00c27539"/>
    </style:style>
    <style:style style:name="P102" style:family="paragraph" style:parent-style-name="Standard" style:list-style-name="L1">
      <style:text-properties style:text-underline-style="none" officeooo:rsid="00c45d68" officeooo:paragraph-rsid="00c45d68"/>
    </style:style>
    <style:style style:name="P103" style:family="paragraph" style:parent-style-name="Standard" style:list-style-name="L1">
      <style:text-properties style:text-underline-style="none" officeooo:rsid="00c45e82" officeooo:paragraph-rsid="00c45e82"/>
    </style:style>
    <style:style style:name="P104" style:family="paragraph" style:parent-style-name="Standard" style:list-style-name="L1">
      <style:text-properties style:text-underline-style="none" officeooo:rsid="00c73674" officeooo:paragraph-rsid="00c73674"/>
    </style:style>
    <style:style style:name="P105" style:family="paragraph" style:parent-style-name="Standard" style:list-style-name="L1">
      <style:text-properties style:text-underline-style="none" officeooo:rsid="00c8914e" officeooo:paragraph-rsid="00c8914e"/>
    </style:style>
    <style:style style:name="P106" style:family="paragraph" style:parent-style-name="Standard" style:list-style-name="L1">
      <style:text-properties style:text-underline-style="none" officeooo:rsid="00cb9473" officeooo:paragraph-rsid="00cb9473"/>
    </style:style>
    <style:style style:name="P107" style:family="paragraph" style:parent-style-name="Standard" style:list-style-name="L1">
      <style:text-properties style:text-underline-style="none" officeooo:rsid="00cd8632" officeooo:paragraph-rsid="00cd8632"/>
    </style:style>
    <style:style style:name="T1" style:family="text">
      <style:text-properties officeooo:rsid="00218e13"/>
    </style:style>
    <style:style style:name="T2" style:family="text">
      <style:text-properties officeooo:rsid="00280754"/>
    </style:style>
    <style:style style:name="T3" style:family="text">
      <style:text-properties officeooo:rsid="002c07c1"/>
    </style:style>
    <style:style style:name="T4" style:family="text">
      <style:text-properties officeooo:rsid="003171f9"/>
    </style:style>
    <style:style style:name="T5" style:family="text">
      <style:text-properties officeooo:rsid="0039cd64"/>
    </style:style>
    <style:style style:name="T6" style:family="text">
      <style:text-properties officeooo:rsid="00409c5b"/>
    </style:style>
    <style:style style:name="T7" style:family="text">
      <style:text-properties officeooo:rsid="00501e65"/>
    </style:style>
    <style:style style:name="T8" style:family="text">
      <style:text-properties officeooo:rsid="00521131"/>
    </style:style>
    <style:style style:name="T9" style:family="text">
      <style:text-properties officeooo:rsid="005742f7"/>
    </style:style>
    <style:style style:name="T10" style:family="text">
      <style:text-properties officeooo:rsid="005a7965"/>
    </style:style>
    <style:style style:name="T11" style:family="text">
      <style:text-properties officeooo:rsid="0066b6d7"/>
    </style:style>
    <style:style style:name="T12" style:family="text">
      <style:text-properties officeooo:rsid="007370e8"/>
    </style:style>
    <style:style style:name="T13" style:family="text">
      <style:text-properties officeooo:rsid="008e3ff7"/>
    </style:style>
    <style:style style:name="T14" style:family="text">
      <style:text-properties officeooo:rsid="00c1d5a5"/>
    </style:style>
    <style:style style:name="T15" style:family="text">
      <style:text-properties officeooo:rsid="00c8914e"/>
    </style:style>
    <style:style style:name="T16" style:family="text">
      <style:text-properties officeooo:rsid="00ca60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3 Information security </text:p>
      <text:p text:style-name="P2">Kryptografi</text:p>
      <text:list xml:id="list328815027348035832" text:style-name="L1">
        <text:list-item>
          <text:p text:style-name="P3">Konfidensialitet </text:p>
        </text:list-item>
        <text:list-item>
          <text:p text:style-name="P3">Integritet </text:p>
          <text:list>
            <text:list-item>
              <text:p text:style-name="P3">Endringer kan oppdages </text:p>
            </text:list-item>
          </text:list>
        </text:list-item>
        <text:list-item>
          <text:p text:style-name="P3">Autentikasjon </text:p>
          <text:list>
            <text:list-item>
              <text:p text:style-name="P3">Forfatteren kan identifiseres </text:p>
            </text:list-item>
          </text:list>
        </text:list-item>
        <text:list-item>
          <text:p text:style-name="P3">Non Repudation </text:p>
          <text:list>
            <text:list-item>
              <text:p text:style-name="P3">Forfatteren av en melding kan ikke nekte å ha sagt noe (Signaturer) </text:p>
            </text:list-item>
          </text:list>
        </text:list-item>
        <text:list-item>
          <text:p text:style-name="P4">Kerkhoffs prinsipp:</text:p>
          <text:list>
            <text:list-item>
              <text:p text:style-name="P4">Et kryptosystem bør være sikkert selv om alt om systemet er kjent, utenom den offentlige nøkkelen </text:p>
            </text:list-item>
          </text:list>
        </text:list-item>
        <text:list-item>
          <text:p text:style-name="P5">One-time Pad </text:p>
          <text:list>
            <text:list-item>
              <text:p text:style-name="P6">Key er en tilfeldig streng med minst like lang lengde som inputen. <text:span text:style-name="T1">Xor mellom nøkkel og streng. </text:span></text:p>
            </text:list-item>
            <text:list-item>
              <text:p text:style-name="P7">Perfekt i teorien, men....</text:p>
              <text:list>
                <text:list-item>
                  <text:p text:style-name="P7">Man kan bare bruke den en gang </text:p>
                </text:list-item>
                <text:list-item>
                  <text:p text:style-name="P8">Lengden må være ~uendelig lang =&gt; 1TB disk trenger en 1TB disk </text:p>
                </text:list-item>
              </text:list>
            </text:list-item>
          </text:list>
        </text:list-item>
        <text:list-item>
          <text:p text:style-name="P9">Symetric crypto </text:p>
          <text:list>
            <text:list-item>
              <text:p text:style-name="P10">Kryptering og dekryptering kan gjøres med samme nøkkel </text:p>
            </text:list-item>
            <text:list-item>
              <text:p text:style-name="P11">Stream cipher</text:p>
              <text:list>
                <text:list-item>
                  <text:p text:style-name="P11">Man bruker en random number generator for å få strømmen. <text:span text:style-name="T2">(Men dette har fort litt problemer også) </text:span></text:p>
                </text:list-item>
                <text:list-item>
                  <text:p text:style-name="P12">Stream Ciphers limitations </text:p>
                </text:list-item>
                <text:list-item>
                  <text:p text:style-name="P13">Maleability: <text:span text:style-name="T3">Man kan endre på en del av verdiene </text:span></text:p>
                  <text:list>
                    <text:list-item>
                      <text:p text:style-name="P14">Man kan prøve å endre <text:span text:style-name="T4">enkelt-bits eller endre tegn for å endre egenskapene </text:span></text:p>
                    </text:list-item>
                    <text:list-item>
                      <text:p text:style-name="P15">Man må ha integrity-checks </text:p>
                    </text:list-item>
                    <text:list-item>
                      <text:p text:style-name="P16">Man kan ikke bruke samme nøkkel mer enn en gang. </text:p>
                    </text:list-item>
                  </text:list>
                </text:list-item>
                <text:list-item>
                  <text:p text:style-name="P17">Aldri bare bruk nøkkelen for å lage krypterings-strømmen </text:p>
                </text:list-item>
                <text:list-item>
                  <text:p text:style-name="P18">Initialiserings-vektoren </text:p>
                  <text:list>
                    <text:list-item>
                      <text:p text:style-name="P18">Nonce: <text:span text:style-name="T5">&lt;=&gt; Skal bare brukes en gan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Block cipher </text:p>
          <text:list>
            <text:list-item>
              <text:p text:style-name="P20">Man ktypterer blokker av gangen </text:p>
            </text:list-item>
            <text:list-item>
              <text:p text:style-name="P21">Et padding scheme brukes til å fylle den siste blokken </text:p>
            </text:list-item>
            <text:list-item>
              <text:p text:style-name="P21">En mode of operation brukes til å kombinere flere blokker </text:p>
            </text:list-item>
            <text:list-item>
              <text:p text:style-name="P22">Blokkene og nøklene har blittt større </text:p>
            </text:list-item>
            <text:list-item>
              <text:p text:style-name="P23">Man skal aldri ha mer enn 2^32 blokker, <text:span text:style-name="T6">fordi det er en veldig stor sannsynlighet for at to blokker er like. </text:span></text:p>
              <text:list>
                <text:list-item>
                  <text:p text:style-name="P24">DES er ikke trygt lenger (56 bits nøkler (For kort, kan brute-forces) og blokker på 64 bits (Kollisjoner) )</text:p>
                  <text:list>
                    <text:list-item>
                      <text:p text:style-name="P25">Det samme gjelder tripple DES</text:p>
                    </text:list-item>
                  </text:list>
                </text:list-item>
              </text:list>
            </text:list-item>
            <text:list-item>
              <text:p text:style-name="P26">Advanced Encryption Standard (AES) </text:p>
              <text:list>
                <text:list-item>
                  <text:p text:style-name="P26">Moderne prosessorer har hardware suport for dette </text:p>
                </text:list-item>
              </text:list>
            </text:list-item>
          </text:list>
        </text:list-item>
        <text:list-item>
          <text:p text:style-name="P27">Modes of operation</text:p>
          <text:list>
            <text:list-item>
              <text:p text:style-name="P27">ECB (Electronic code block)</text:p>
              <text:list>
                <text:list-item>
                  <text:p text:style-name="P27">Man krypterer hver blokk separat (Dette fungerer veldig dårlig) </text:p>
                </text:list-item>
                <text:list-item>
                  <text:p text:style-name="P28">Man kan se pingvinen av linux-pingvinen =&gt; Strukturen beholdes fremdeles</text:p>
                  <text:list>
                    <text:list-item>
                      <text:p text:style-name="P29">Kan også utnyttes i angrep </text:p>
                    </text:list-item>
                  </text:list>
                </text:list-item>
              </text:list>
            </text:list-item>
            <text:list-item>
              <text:p text:style-name="P30">CBC</text:p>
              <text:list>
                <text:list-item>
                  <text:p text:style-name="P30"><text:soft-page-break/>Man bruker en initialiserings-vektor </text:p>
                </text:list-item>
                <text:list-item>
                  <text:p text:style-name="P31">Selv om to plaintexter er helt like vil outputen se helt forskjellig ut </text:p>
                </text:list-item>
              </text:list>
            </text:list-item>
            <text:list-item>
              <text:p text:style-name="P32">Hva skjer om man har et fliped bit</text:p>
              <text:list>
                <text:list-item>
                  <text:p text:style-name="P33">Neste itterasjon er avhenggi av <text:span text:style-name="T7">den ukrypteret teksten </text:span></text:p>
                  <text:list>
                    <text:list-item>
                      <text:p text:style-name="P34">=&gt; <text:span text:style-name="T8">Første linje blir helt feil </text:span></text:p>
                    </text:list-item>
                    <text:list-item>
                      <text:p text:style-name="P35">Neste linje får derfor en feil </text:p>
                    </text:list-item>
                    <text:list-item>
                      <text:p text:style-name="P36">Alle linjer etter det fortsetter uendret </text:p>
                    </text:list-item>
                  </text:list>
                </text:list-item>
                <text:list-item>
                  <text:p text:style-name="P37">Begrensninger med CBC</text:p>
                  <text:list>
                    <text:list-item>
                      <text:p text:style-name="P38">Den siste blokken må paddes for å få rett block-size </text:p>
                      <text:list>
                        <text:list-item>
                          <text:p text:style-name="P38">Om man ikke er forsiktig kan valideringen av paddingen føre til lekasje <text:span text:style-name="T9">av klarteksten </text:span></text:p>
                        </text:list-item>
                        <text:list-item>
                          <text:p text:style-name="P39">Padding errorsene er en side-channel </text:p>
                        </text:list-item>
                      </text:list>
                    </text:list-item>
                    <text:list-item>
                      <text:p text:style-name="P40">Maleability </text:p>
                      <text:list>
                        <text:list-item>
                          <text:p text:style-name="P40">Flipping av en bit i IV vil flippe samme blokk i klarteksten </text:p>
                        </text:list-item>
                        <text:list-item>
                          <text:p text:style-name="P40">Om man flipper en bit i cipherteksten ødelegger man den nåværende og flipper samme bit i neste </text:p>
                        </text:list-item>
                        <text:list-item>
                          <text:p text:style-name="P41">Alltid legg til integritetsskjekker <text:span text:style-name="T10">i tilleg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Data Integrity</text:p>
          <text:list>
            <text:list-item>
              <text:p text:style-name="P43">Integrity =/= Confidentiallity </text:p>
            </text:list-item>
            <text:list-item>
              <text:p text:style-name="P44">Husk malleabilityen av block ciphers: Lett å flippe klarteksten. </text:p>
            </text:list-item>
            <text:list-item>
              <text:p text:style-name="P45">Kryptografiske hash funksjoner </text:p>
              <text:list>
                <text:list-item>
                  <text:p text:style-name="P46">Vi trenger noen kryptografiske hash-funksjoner </text:p>
                  <text:list>
                    <text:list-item>
                      <text:p text:style-name="P47">Pre-image resistance </text:p>
                      <text:list>
                        <text:list-item>
                          <text:p text:style-name="P48">Hash-funksjonen lager et image (Outputen), av et pre-image (Inputen) </text:p>
                          <text:list>
                            <text:list-item>
                              <text:p text:style-name="P49">=&gt; Det skal ikke være lett å finne en input som skal kunne gi <text:span text:style-name="T11">dette imaget </text:span></text:p>
                            </text:list-item>
                            <text:list-item>
                              <text:p text:style-name="P50">h = hash(m)</text:p>
                            </text:list-item>
                          </text:list>
                        </text:list-item>
                        <text:list-item>
                          <text:p text:style-name="P50">Vi vil være motstands-dyktige mot et 2nd pre-image </text:p>
                          <text:list>
                            <text:list-item>
                              <text:p text:style-name="P51">Det er ikke mulig/lett å finne en melding,slik at </text:p>
                              <text:list>
                                <text:list-item>
                                  <text:p text:style-name="P51">hash(m_1) = hash(m_2) </text:p>
                                </text:list-item>
                              </text:list>
                            </text:list-item>
                            <text:list-item>
                              <text:p text:style-name="P52">Collision resistance </text:p>
                              <text:list>
                                <text:list-item>
                                  <text:p text:style-name="P53">Hackeren bør ikke være i stand til å finne to meldinger som har samme hash-verdi </text:p>
                                </text:list-item>
                              </text:list>
                            </text:list-item>
                            <text:list-item>
                              <text:p text:style-name="P54">md5 motstår ikke kollisjoner </text:p>
                            </text:list-item>
                            <text:list-item>
                              <text:p text:style-name="P55">Kollisjonsangrep er når man kan endre på begge stykkene data </text:p>
                              <text:list>
                                <text:list-item>
                                  <text:p text:style-name="P55">Dette er mye lettere enn å <text:span text:style-name="T12">finne noe som passer med en gitt hash-verdi </text:span></text:p>
                                </text:list-item>
                              </text:list>
                            </text:list-item>
                            <text:list-item>
                              <text:p text:style-name="P56">Man går bort fra SHA-2, fordi det er beslektet med SHA-1, som er ødelagt </text:p>
                              <text:list>
                                <text:list-item>
                                  <text:p text:style-name="P57">Med SHA-3 er det ingen kjente svakheter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Encryption og Integrity </text:p>
          <text:list>
            <text:list-item>
              <text:p text:style-name="P59">Finnes flere rekkefølger mn kan gjøre dette på </text:p>
            </text:list-item>
            <text:list-item>
              <text:p text:style-name="P60">Man trenger ikke alltid at alle tester er kryptert, men man må ha integritet </text:p>
            </text:list-item>
          </text:list>
        </text:list-item>
        <text:list-item>
          <text:p text:style-name="P61">Original primitives </text:p>
          <text:list>
            <text:list-item>
              <text:p text:style-name="P61">...?</text:p>
            </text:list-item>
          </text:list>
        </text:list-item>
        <text:list-item>
          <text:p text:style-name="P62">Digital signiture </text:p>
          <text:list>
            <text:list-item>
              <text:p text:style-name="P63">Alle kan decrypte med en offentlig nøkkel </text:p>
              <text:list>
                <text:list-item>
                  <text:p text:style-name="P64">Når man har store dokumenter lager man en hash av dokumentet, også krypterer man det. </text:p>
                </text:list-item>
                <text:list-item>
                  <text:p text:style-name="P65">Man kan signere epostene sine med dette </text:p>
                  <text:list>
                    <text:list-item>
                      <text:p text:style-name="P65"><text:soft-page-break/>Man kan også signere kontrakter med dette is Sveits om man har kjøpt det på en offisiell plass i Sveit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RSA</text:p>
          <text:list>
            <text:list-item>
              <text:p text:style-name="P67">n er produktet a to store primtall p og q</text:p>
              <text:list>
                <text:list-item>
                  <text:p text:style-name="P67">e er koprim med (p-1)(q-1), (ed-1) er en multippel av (p-1)(q-1) </text:p>
                </text:list-item>
                <text:list-item>
                  <text:p text:style-name="P67">RSA kan btytes ved å faktorisere n </text:p>
                </text:list-item>
              </text:list>
            </text:list-item>
          </text:list>
        </text:list-item>
        <text:list-item>
          <text:p text:style-name="P68">ECC</text:p>
          <text:list>
            <text:list-item>
              <text:p text:style-name="P68">Man deffinerer en kurve</text:p>
            </text:list-item>
            <text:list-item>
              <text:p text:style-name="P69">Bassert på den algebriske strukturen til eliptiske kurver over finite fields </text:p>
            </text:list-item>
            <text:list-item>
              <text:p text:style-name="P70">Har ikke svakheten om at man kan faktorisere nøklene som i RSA </text:p>
            </text:list-item>
            <text:list-item>
              <text:p text:style-name="P71">Kortere og raskere om man bruker gode tilfeldige tall </text:p>
              <text:list>
                <text:list-item>
                  <text:p text:style-name="P72">Det er dette de fleste bruker i dag</text:p>
                </text:list-item>
              </text:list>
            </text:list-item>
          </text:list>
        </text:list-item>
        <text:list-item>
          <text:p text:style-name="P72">Crypto comparison </text:p>
          <text:list>
            <text:list-item>
              <text:p text:style-name="P73">Asymetrisk er kraftig, men langsot </text:p>
            </text:list-item>
            <text:list-item>
              <text:p text:style-name="P73">Asymetrisk brukes ofte for å utveksle symetriske nøkler </text:p>
              <text:list>
                <text:list-item>
                  <text:p text:style-name="P74">Etter det tar symetrisk over </text:p>
                </text:list-item>
                <text:list-item>
                  <text:p text:style-name="P75">Alle disse nøklene er bre trygge om man bruker nøkler som er lange nok </text:p>
                </text:list-item>
              </text:list>
            </text:list-item>
          </text:list>
        </text:list-item>
        <text:list-item>
          <text:p text:style-name="P76">Man in the middle attacks </text:p>
          <text:list>
            <text:list-item>
              <text:p text:style-name="P77">Public key infrastructure </text:p>
            </text:list-item>
            <text:list-item>
              <text:p text:style-name="P77">Man trenger noen man kan stole på </text:p>
              <text:list>
                <text:list-item>
                  <text:p text:style-name="P78">Man trenger en trusted third par<text:span text:style-name="T13">ty </text:span></text:p>
                </text:list-item>
              </text:list>
            </text:list-item>
            <text:list-item>
              <text:p text:style-name="P79">Certification Authority (CA)</text:p>
              <text:list>
                <text:list-item>
                  <text:p text:style-name="P80">Det er forskjellige grader av Cas</text:p>
                </text:list-item>
                <text:list-item>
                  <text:p text:style-name="P81">Forskjellige prisklasser og grader de vil teste for. </text:p>
                </text:list-item>
              </text:list>
            </text:list-item>
            <text:list-item>
              <text:p text:style-name="P82">Hirearchy of trust</text:p>
              <text:list>
                <text:list-item>
                  <text:p text:style-name="P83">Trusted root er lagret i nettleseren, slik at den kan si noe om man kan stole på en side. </text:p>
                </text:list-item>
              </text:list>
            </text:list-item>
          </text:list>
        </text:list-item>
        <text:list-item>
          <text:p text:style-name="P84">TLS (Transport Layer Security)</text:p>
          <text:list>
            <text:list-item>
              <text:p text:style-name="P85">Man skal legge TLS som et mellomlag for confidentiality, integrity og ...</text:p>
            </text:list-item>
          </text:list>
        </text:list-item>
        <text:list-item>
          <text:p text:style-name="P86">TLS building blocks </text:p>
          <text:list>
            <text:list-item>
              <text:p text:style-name="P87">Serveren er autentisert med et sertifikat </text:p>
            </text:list-item>
            <text:list-item>
              <text:p text:style-name="P88">Algoritmene som skal brukes spesifiseres i cipher suites</text:p>
            </text:list-item>
            <text:list-item>
              <text:p text:style-name="P89">Key exchange, Perdect Forward Security</text:p>
              <text:list>
                <text:list-item>
                  <text:p text:style-name="P90">Man vil ikke at noen skal kunne kryptere noe i fremtiden man har, av det man har skrevet i dag. </text:p>
                </text:list-item>
                <text:list-item>
                  <text:p text:style-name="P91">TLS handshake</text:p>
                  <text:list>
                    <text:list-item>
                      <text:p text:style-name="P92">Cipher suites </text:p>
                      <text:list>
                        <text:list-item>
                          <text:p text:style-name="P92">Klienten gir en liste med suites, servere velger </text:p>
                        </text:list-item>
                      </text:list>
                    </text:list-item>
                    <text:list-item>
                      <text:p text:style-name="P92">Serveren autoriserer med et sertifikat </text:p>
                    </text:list-item>
                    <text:list-item>
                      <text:p text:style-name="P92">Server name authentication </text:p>
                    </text:list-item>
                  </text:list>
                </text:list-item>
              </text:list>
            </text:list-item>
            <text:list-item>
              <text:p text:style-name="P93">Server Name Indication (SNI)</text:p>
              <text:list>
                <text:list-item>
                  <text:p text:style-name="P94">Ofte er flere web-servere lokalisert på samme IP-addresse</text:p>
                </text:list-item>
                <text:list-item>
                  <text:p text:style-name="P95">Men sidene har forskjellige sertifikater</text:p>
                </text:list-item>
                <text:list-item>
                  <text:p text:style-name="P95">Nettleseren bruker Host headeren for å si til serveren hvilket sertifikat den skal sende</text:p>
                </text:list-item>
              </text:list>
            </text:list-item>
            <text:list-item>
              <text:p text:style-name="P96">All traffikk er kryptert mens sessionen skjer </text:p>
              <text:list>
                <text:list-item>
                  <text:p text:style-name="P96"/>
                </text:list-item>
              </text:list>
            </text:list-item>
          </text:list>
        </text:list-item>
        <text:list-item>
          <text:p text:style-name="P97">TLS 1.3, Nye ting</text:p>
          <text:list>
            <text:list-item>
              <text:p text:style-name="P97">Ingen komprimering, slik at en angriper kan se på variaerende pakkestørelser </text:p>
            </text:list-item>
          </text:list>
        </text:list-item>
        <text:list-item>
          <text:p text:style-name="P98"><text:soft-page-break/>Implementing TLS</text:p>
          <text:list>
            <text:list-item>
              <text:p text:style-name="P99">Google <text:span text:style-name="T14">har fått folk til å rangere lavere om de ikke bruker TLS </text:span></text:p>
            </text:list-item>
            <text:list-item>
              <text:p text:style-name="P100">Chrome gir en advarsel om det ikke er https</text:p>
            </text:list-item>
          </text:list>
        </text:list-item>
        <text:list-item>
          <text:p text:style-name="P101">SSL stripping </text:p>
          <text:list>
            <text:list-item>
              <text:p text:style-name="P102">man fjerner de vanskelige protokollene </text:p>
            </text:list-item>
          </text:list>
        </text:list-item>
        <text:list-item>
          <text:p text:style-name="P103">Man in the middle attacks, man in the middle-angriperen fjerner s-delen </text:p>
          <text:list>
            <text:list-item>
              <text:p text:style-name="P103">Dette er grunnen til at chrome av og til fjerner det </text:p>
            </text:list-item>
          </text:list>
        </text:list-item>
        <text:list-item>
          <text:p text:style-name="P104">Certification Authorities </text:p>
          <text:list>
            <text:list-item>
              <text:p text:style-name="P104">Noen er nasjonale, slik at de <text:span text:style-name="T15">godkjenner for noen som spionerer på andre</text:span></text:p>
            </text:list-item>
            <text:list-item>
              <text:p text:style-name="P105">Noen ender opp med å bli hacket </text:p>
            </text:list-item>
            <text:list-item>
              <text:p text:style-name="P106">I none tilfeller vil ditt eget selskap også være man in the middle for å kunne se etter virus </text:p>
            </text:list-item>
            <text:list-item>
              <text:p text:style-name="P107">I noen tilfeller vil CA gjøre noen «eksperimenter»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15:13.580419255</meta:creation-date>
    <meta:generator>LibreOffice/5.1.6.2$Linux_X86_64 LibreOffice_project/10m0$Build-2</meta:generator>
    <dc:date>2019-03-05T16:57:36.251920445</dc:date>
    <meta:editing-duration>PT3H39M33S</meta:editing-duration>
    <meta:editing-cycles>154</meta:editing-cycles>
    <meta:document-statistic meta:table-count="0" meta:image-count="0" meta:object-count="0" meta:page-count="4" meta:paragraph-count="144" meta:word-count="1172" meta:character-count="6388" meta:non-whitespace-character-count="5398"/>
  </office:meta>
</office:document-meta>
</file>